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5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7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9.363cm"/>
    </style:style>
    <style:style style:name="pr6" style:family="presentation" style:parent-style-name="Padrão-subtitle">
      <style:graphic-properties draw:fill-color="#ffffff" fo:min-height="18.963cm"/>
    </style:style>
    <style:style style:name="P1" style:family="paragraph">
      <loext:graphic-properties draw:fill-color="#ffffff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6.2cm" svg:height="19.563cm" svg:x="1cm" svg:y="0.837cm" presentation:class="subtitle" presentation:user-transformed="true">
          <draw:text-box>
            <text:p><text:span text:style-name="T1">Nada Se Compara</text:span></text:p>
            <text:p><text:span text:style-name="T2">Renascer Prai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3" draw:text-style-name="P3" draw:layer="layout" svg:width="26.2cm" svg:height="19.763cm" svg:x="0.8cm" svg:y="0.8cm" presentation:class="subtitle" presentation:user-transformed="true">
          <draw:text-box>
            <text:p text:style-name="P2"><text:span text:style-name="T3">Nada se compara ao brilho da glória que vem de Deus</text:span></text:p>
            <text:p text:style-name="P2"><text:span text:style-name="T3">Nada se compara ao valor da sua presença em nós</text:span></text:p>
            <text:p text:style-name="P2"><text:span text:style-name="T3">Queimando nos corações</text:span></text:p>
            <text:p text:style-name="P2"><text:span text:style-name="T3">E entre esses corações</text:span></text:p>
            <text:p text:style-name="P2"><text:span text:style-name="T3">Fui escolhid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5" draw:text-style-name="P3" draw:layer="layout" svg:width="26cm" svg:height="19.363cm" svg:x="1cm" svg:y="0.837cm" presentation:class="subtitle" presentation:user-transformed="true">
          <draw:text-box>
            <text:p text:style-name="P2"><text:span text:style-name="T3">Nada se compara à graça que revelou Jesus</text:span></text:p>
            <text:p text:style-name="P2"><text:span text:style-name="T3">Nada se compara ao amor</text:span></text:p>
            <text:p text:style-name="P2"><text:span text:style-name="T3">Que o fez vencer na cruz</text:span></text:p>
            <text:p text:style-name="P2"><text:span text:style-name="T3">Com preço de sangue e dor</text:span></text:p>
            <text:p text:style-name="P2"><text:span text:style-name="T3">Com preço de sangue e dor</text:span></text:p>
            <text:p text:style-name="P2"><text:span text:style-name="T3">Fui redimid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6" draw:text-style-name="P3" draw:layer="layout" svg:width="25.199cm" svg:height="18.963cm" svg:x="1.4cm" svg:y="0.837cm" presentation:class="subtitle" presentation:user-transformed="true">
          <draw:text-box>
            <text:p text:style-name="P2"><text:span text:style-name="T3">Então eu vi um céu e uma nova terra</text:span></text:p>
            <text:p text:style-name="P2"><text:span text:style-name="T3">Toda esperança que se foi na guerra</text:span></text:p>
            <text:p text:style-name="P2"><text:span text:style-name="T3">Eu encontrei os olhos do Cordeir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5" draw:text-style-name="P3" draw:layer="layout" svg:width="26cm" svg:height="19.363cm" svg:x="1cm" svg:y="0.837cm" presentation:class="subtitle" presentation:user-transformed="true">
          <draw:text-box>
            <text:p text:style-name="P2"><text:span text:style-name="T3">Então não há mais morte</text:span></text:p>
            <text:p text:style-name="P2"><text:span text:style-name="T3">Tudo agora é vida</text:span></text:p>
            <text:p text:style-name="P2"><text:span text:style-name="T3">Minha coroa está garantida</text:span></text:p>
            <text:p text:style-name="P2"><text:span text:style-name="T3">Eu vou reinar com Cristo para sempre</text:span></text:p>
            <text:p text:style-name="P2"><text:span text:style-name="T3">Para sempr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6" draw:text-style-name="P3" draw:layer="layout" svg:width="25.199cm" svg:height="18.963cm" svg:x="1.4cm" svg:y="0.837cm" presentation:class="subtitle" presentation:user-transformed="true">
          <draw:text-box>
            <text:p text:style-name="P2"><text:span text:style-name="T3">Nada se compara ao dia</text:span></text:p>
            <text:p text:style-name="P2"><text:span text:style-name="T3">Que eu verei Jesus</text:span></text:p>
            <text:p text:style-name="P2"><text:span text:style-name="T3">Vindo com poder e glória sobre as nuvens do céu</text:span></text:p>
            <text:p text:style-name="P2"><text:span text:style-name="T3">Num abrir e fechar de olhos</text:span></text:p>
            <text:p text:style-name="P2"><text:span text:style-name="T3">Num abrir e fechar de olhos</text:span></text:p>
            <text:p text:style-name="P2"><text:span text:style-name="T3">Ser arrebatad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6" draw:text-style-name="P3" draw:layer="layout" svg:width="25.199cm" svg:height="18.963cm" svg:x="1.4cm" svg:y="0.837cm" presentation:class="subtitle" presentation:user-transformed="true">
          <draw:text-box>
            <text:p text:style-name="P2"><text:span text:style-name="T3">Então eu vi um céu e uma nova terra</text:span></text:p>
            <text:p text:style-name="P2"><text:span text:style-name="T3">Toda esperança que se foi na guerra</text:span></text:p>
            <text:p text:style-name="P2"><text:span text:style-name="T3">Eu encontrei os olhos do Cordeir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6" draw:text-style-name="P3" draw:layer="layout" svg:width="25.199cm" svg:height="18.963cm" svg:x="1.4cm" svg:y="0.837cm" presentation:class="subtitle" presentation:user-transformed="true">
          <draw:text-box>
            <text:p text:style-name="P2"><text:span text:style-name="T3">Então, não há mais morte</text:span></text:p>
            <text:p text:style-name="P2"><text:span text:style-name="T3">Tudo agora é vida</text:span></text:p>
            <text:p text:style-name="P2"><text:span text:style-name="T3">Minha coroa está garantida</text:span></text:p>
            <text:p text:style-name="P2"><text:span text:style-name="T3">Eu vou reinar com Cristo para sempre</text:span></text:p>
            <text:p text:style-name="P2"><text:span text:style-name="T3">Para sempre</text:span></text:p>
            <text:p text:style-name="P2"><text:span text:style-name="T3">Para sempre</text:span></text:p>
            <text:p text:style-name="P2"><text:span text:style-name="T3">Para sempr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6" draw:text-style-name="P3" draw:layer="layout" svg:width="25.199cm" svg:height="18.963cm" svg:x="1.4cm" svg:y="0.837cm" presentation:class="subtitle" presentation:user-transformed="true">
          <draw:text-box>
            <text:p text:style-name="P2"><text:span text:style-name="T3">Maranata, Ora vem, Jesus!</text:span></text:p>
            <text:p text:style-name="P2"><text:span text:style-name="T3">Eu quero a sua volta!</text:span></text:p>
            <text:p text:style-name="P2"><text:span text:style-name="T3">Eu quero a sua volta! 8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1T17:16:56.217000000</meta:creation-date>
    <dc:date>2016-12-21T17:54:35.039000000</dc:date>
    <meta:editing-duration>PT17M17S</meta:editing-duration>
    <meta:editing-cycles>1</meta:editing-cycles>
    <meta:document-statistic meta:object-count="48"/>
    <meta:generator>LibreOffice/5.2.0.4$Windows_x86 LibreOffice_project/066b007f5ebcc236395c7d282ba488bca6720265</meta:generator>
  </office:meta>
</office:document-meta>
</file>